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7c810" officeooo:paragraph-rsid="0007c81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ks</text:p>
      <text:p text:style-name="P1"><text:a xlink:type="simple" xlink:href="https://www.youtube.com/watch?v=rYUxeqnirvc&amp;index=6&amp;list=LLG-3Lt0uIyr1YKxCTWzBllg" text:style-name="Internet_20_link" text:visited-style-name="Visited_20_Internet_20_Link"/></text:p>
      <text:p text:style-name="P1"><text:a xlink:type="simple" xlink:href="https://www.youtube.com/watch?v=rYUxeqnirvc&amp;index=6&amp;list=LLG-3Lt0uIyr1YKxCTWzBllg" text:style-name="Internet_20_link" text:visited-style-name="Visited_20_Internet_20_Link">https://www.youtube.com/watch?v=rYUxeqnirvc&amp;index=6&amp;list=LLG-3Lt0uIyr1YKxCTWzBllg</text:a></text:p>
      <text:p text:style-name="P1"/>
      <text:p text:style-name="P1"><text:a xlink:type="simple" xlink:href="https://www.youtube.com/watch?v=4S8olUnhOUc&amp;t=0s&amp;list=LLG-3Lt0uIyr1YKxCTWzBllg&amp;index=6" text:style-name="Internet_20_link" text:visited-style-name="Visited_20_Internet_20_Link">https://www.youtube.com/watch?v=4S8olUnhOUc&amp;t=0s&amp;list=LLG-3Lt0uIyr1YKxCTWzBllg&amp;index=6</text:a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31T22:26:23.722518427</meta:creation-date>
    <dc:date>2018-08-31T22:27:14.563523609</dc:date>
    <meta:editing-duration>PT51S</meta:editing-duration>
    <meta:editing-cycles>1</meta:editing-cycles>
    <meta:document-statistic meta:table-count="0" meta:image-count="0" meta:object-count="0" meta:page-count="1" meta:paragraph-count="3" meta:word-count="3" meta:character-count="172" meta:non-whitespace-character-count="172"/>
    <meta:generator>LibreOffice/5.1.6.2$Linux_X86_64 LibreOffice_project/10m0$Build-2</meta:generator>
  </office:meta>
</office:document-meta>
</file>